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cm"/>
    </style:style>
    <style:style style:name="gr13" style:family="graphic" style:parent-style-name="standard">
      <style:graphic-properties draw:marker-end="Arrow" draw:marker-end-width="0.3cm" draw:fill-color="#ffffff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fill-color="#ffff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text-properties fo:font-size="14pt"/>
    </style:style>
    <style:style style:name="T1" style:family="text">
      <style:text-properties fo:font-family="'Times New Roman'" style:font-family-generic="roman" style:font-pitch="variable" fo:font-size="16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16.5cm" svg:height="1cm" svg:x="3cm" svg:y="1cm">
          <draw:text-box>
            <text:p text:style-name="P1"><text:span text:style-name="T1">Приложение 2 Схема цикла резервного копирования</text:span></text:p>
          </draw:text-box>
        </draw:frame>
        <draw:ellipse draw:style-name="gr2" draw:text-style-name="P4" draw:id="id1" draw:layer="layout" svg:width="7cm" svg:height="1.5cm" svg:x="6cm" svg:y="2.5cm">
          <text:p text:style-name="P3"><text:span text:style-name="T2">Начало</text:span></text:p>
        </draw:ellipse>
        <draw:rect draw:style-name="gr2" draw:text-style-name="P4" draw:id="id2" draw:layer="layout" svg:width="10cm" svg:height="1.5cm" svg:x="4.5cm" svg:y="4.7cm">
          <text:p text:style-name="P3"><text:span text:style-name="T2">Очистка папки с резервными копиями</text:span></text:p>
        </draw:rect>
        <draw:rect draw:style-name="gr2" draw:text-style-name="P4" draw:id="id12" draw:layer="layout" svg:width="10cm" svg:height="1.5cm" svg:x="4.5cm" svg:y="35.4cm">
          <text:p text:style-name="P3"><text:span text:style-name="T2">Удаление собственных временных файлов</text:span></text:p>
        </draw:rect>
        <draw:rect draw:style-name="gr2" draw:text-style-name="P4" draw:id="id3" draw:layer="layout" svg:width="10cm" svg:height="2.06cm" svg:x="4.525cm" svg:y="6.94cm">
          <text:p text:style-name="P3"><text:span text:style-name="T2">Создание набора параметров для </text:span></text:p>
          <text:p text:style-name="P3"><text:span text:style-name="T2">архиватора <text:s/>по каждому объекту</text:span></text:p>
          <text:p text:style-name="P3"><text:span text:style-name="T2"><text:s/></text:span><text:span text:style-name="T2">резервного копирования</text:span></text:p>
        </draw:rect>
        <draw:rect draw:style-name="gr2" draw:text-style-name="P4" draw:id="id4" draw:layer="layout" svg:width="10cm" svg:height="1cm" svg:x="4.5cm" svg:y="13.9cm">
          <text:p text:style-name="P3"><text:span text:style-name="T2">Архивирование</text:span></text:p>
        </draw:rect>
        <draw:line draw:style-name="gr3" draw:text-style-name="P5" draw:layer="layout" svg:x1="6cm" svg:y1="10.4cm" svg:x2="4.5cm" svg:y2="11.4cm">
          <text:p text:style-name="P1"/>
        </draw:line>
        <draw:line draw:style-name="gr3" draw:text-style-name="P5" draw:layer="layout" svg:x1="4.5cm" svg:y1="12.9cm" svg:x2="4.5cm" svg:y2="11.4cm">
          <text:p text:style-name="P1"/>
        </draw:line>
        <draw:line draw:style-name="gr3" draw:text-style-name="P5" draw:layer="layout" svg:x1="4.5cm" svg:y1="12.9cm" svg:x2="14.5cm" svg:y2="12.9cm">
          <text:p text:style-name="P1"/>
        </draw:line>
        <draw:line draw:style-name="gr3" draw:text-style-name="P5" draw:layer="layout" svg:x1="14.5cm" svg:y1="11.4cm" svg:x2="14.5cm" svg:y2="12.9cm">
          <text:p text:style-name="P1"/>
        </draw:line>
        <draw:line draw:style-name="gr3" draw:text-style-name="P5" draw:layer="layout" svg:x1="14.5cm" svg:y1="11.4cm" svg:x2="13cm" svg:y2="10.4cm">
          <text:p text:style-name="P1"/>
        </draw:line>
        <draw:line draw:style-name="gr3" draw:text-style-name="P5" draw:layer="layout" svg:x1="6cm" svg:y1="10.4cm" svg:x2="13cm" svg:y2="10.4cm">
          <text:p text:style-name="P1"/>
        </draw:line>
        <draw:frame draw:style-name="gr4" draw:layer="layout" svg:width="8.563cm" svg:height="0.963cm" svg:x="5.437cm" svg:y="11.437cm">
          <draw:text-box>
            <text:p text:style-name="P1">For i=1 To ЧислоНаборов</text:p>
          </draw:text-box>
        </draw:frame>
        <draw:line draw:style-name="gr3" draw:text-style-name="P5" draw:id="id5" draw:layer="layout" svg:x1="4.5cm" svg:y1="15.6cm" svg:x2="14.5cm" svg:y2="15.6cm">
          <text:p text:style-name="P1"/>
        </draw:line>
        <draw:line draw:style-name="gr3" draw:text-style-name="P5" draw:layer="layout" svg:x1="14.5cm" svg:y1="17.1cm" svg:x2="14.5cm" svg:y2="15.6cm">
          <text:p text:style-name="P1"/>
        </draw:line>
        <draw:line draw:style-name="gr3" draw:text-style-name="P5" draw:layer="layout" svg:x1="4.5cm" svg:y1="17.1cm" svg:x2="4.5cm" svg:y2="15.6cm">
          <text:p text:style-name="P1"/>
        </draw:line>
        <draw:line draw:style-name="gr3" draw:text-style-name="P5" draw:layer="layout" svg:x1="4.5cm" svg:y1="17.1cm" svg:x2="6cm" svg:y2="18.1cm">
          <text:p text:style-name="P1"/>
        </draw:line>
        <draw:line draw:style-name="gr3" draw:text-style-name="P5" draw:id="id6" draw:layer="layout" svg:x1="6cm" svg:y1="18.1cm" svg:x2="13cm" svg:y2="18.1cm">
          <text:p text:style-name="P1"/>
        </draw:line>
        <draw:line draw:style-name="gr3" draw:text-style-name="P5" draw:layer="layout" svg:x1="14.5cm" svg:y1="17.1cm" svg:x2="13cm" svg:y2="18.1cm">
          <text:p text:style-name="P1"/>
        </draw:line>
        <draw:frame draw:style-name="gr5" draw:layer="layout" svg:width="1.5cm" svg:height="0.963cm" svg:x="9cm" svg:y="16.1cm">
          <draw:text-box>
            <text:p text:style-name="P1">A1</text:p>
          </draw:text-box>
        </draw:frame>
        <draw:frame draw:style-name="gr5" draw:layer="layout" svg:width="1.5cm" svg:height="0.963cm" svg:x="8.5cm" svg:y="10.437cm">
          <draw:text-box>
            <text:p text:style-name="P1">A1</text:p>
          </draw:text-box>
        </draw:frame>
        <draw:connector draw:style-name="gr6" draw:text-style-name="P5" draw:layer="layout" draw:type="line" svg:x1="9.5cm" svg:y1="4cm" svg:x2="9.5cm" svg:y2="4.7cm" draw:start-shape="id1" draw:start-glue-point="2" draw:end-shape="id2" draw:end-glue-point="0">
          <text:p text:style-name="P1"/>
        </draw:connector>
        <draw:connector draw:style-name="gr6" draw:text-style-name="P5" draw:layer="layout" draw:type="line" svg:x1="9.5cm" svg:y1="6.2cm" svg:x2="9.525cm" svg:y2="6.94cm" draw:start-shape="id2" draw:start-glue-point="2" draw:end-shape="id3" draw:end-glue-point="0">
          <text:p text:style-name="P1"/>
        </draw:connector>
        <draw:line draw:style-name="gr6" draw:text-style-name="P5" draw:layer="layout" svg:x1="9.5cm" svg:y1="9cm" svg:x2="9.5cm" svg:y2="10.5cm">
          <text:p text:style-name="P1"/>
        </draw:line>
        <draw:line draw:style-name="gr6" draw:text-style-name="P5" draw:layer="layout" svg:x1="9.5cm" svg:y1="12.9cm" svg:x2="9.5cm" svg:y2="14cm">
          <text:p text:style-name="P1"/>
        </draw:line>
        <draw:connector draw:style-name="gr6" draw:text-style-name="P5" draw:layer="layout" draw:type="line" svg:x1="9.5cm" svg:y1="14.9cm" svg:x2="9.5cm" svg:y2="15.6cm" draw:start-shape="id4" draw:start-glue-point="2" draw:end-shape="id5">
          <text:p text:style-name="P1"/>
        </draw:connector>
        <draw:rect draw:style-name="gr7" draw:text-style-name="P3" draw:id="id7" draw:layer="layout" svg:width="10cm" svg:height="1.5cm" svg:x="4.5cm" svg:y="19cm">
          <text:p text:style-name="P3">Упаковка данных в образ</text:p>
        </draw:rect>
        <draw:connector draw:style-name="gr6" draw:text-style-name="P5" draw:layer="layout" draw:type="line" svg:x1="9.5cm" svg:y1="18.1cm" svg:x2="9.5cm" svg:y2="19cm" draw:start-shape="id6" draw:start-glue-point="0" draw:end-shape="id7" draw:end-glue-point="0">
          <text:p text:style-name="P1"/>
        </draw:connector>
        <draw:line draw:style-name="gr3" draw:text-style-name="P5" draw:layer="layout" svg:x1="6cm" svg:y1="22cm" svg:x2="4.5cm" svg:y2="23cm">
          <text:p text:style-name="P1"/>
        </draw:line>
        <draw:line draw:style-name="gr3" draw:text-style-name="P5" draw:layer="layout" svg:x1="4.5cm" svg:y1="24.5cm" svg:x2="4.5cm" svg:y2="23cm">
          <text:p text:style-name="P1"/>
        </draw:line>
        <draw:line draw:style-name="gr3" draw:text-style-name="P5" draw:id="id14" draw:layer="layout" svg:x1="4.5cm" svg:y1="24.5cm" svg:x2="14.5cm" svg:y2="24.5cm">
          <text:p text:style-name="P1"/>
        </draw:line>
        <draw:line draw:style-name="gr3" draw:text-style-name="P5" draw:layer="layout" svg:x1="14.5cm" svg:y1="23cm" svg:x2="14.5cm" svg:y2="24.5cm">
          <text:p text:style-name="P1"/>
        </draw:line>
        <draw:line draw:style-name="gr3" draw:text-style-name="P5" draw:layer="layout" svg:x1="14.5cm" svg:y1="23cm" svg:x2="13cm" svg:y2="22cm">
          <text:p text:style-name="P1"/>
        </draw:line>
        <draw:line draw:style-name="gr3" draw:text-style-name="P5" draw:id="id15" draw:layer="layout" svg:x1="6cm" svg:y1="22cm" svg:x2="13cm" svg:y2="22cm">
          <text:p text:style-name="P1"/>
        </draw:line>
        <draw:frame draw:style-name="gr4" draw:layer="layout" svg:width="8.563cm" svg:height="0.963cm" svg:x="5.437cm" svg:y="23.037cm">
          <draw:text-box>
            <text:p text:style-name="P1">For i=1 To ЧислоХранилищ</text:p>
          </draw:text-box>
        </draw:frame>
        <draw:frame draw:style-name="gr5" draw:layer="layout" svg:width="1.5cm" svg:height="0.963cm" svg:x="8.5cm" svg:y="22.037cm">
          <draw:text-box>
            <text:p text:style-name="P1">A2</text:p>
          </draw:text-box>
        </draw:frame>
        <draw:custom-shape draw:style-name="gr8" draw:text-style-name="P3" draw:id="id8" draw:layer="layout" svg:width="10cm" svg:height="3.5cm" svg:x="4.5cm" svg:y="25.7cm">
          <text:p text:style-name="P3">Соответствует </text:p>
          <text:p text:style-name="P3">ли защита РК типу </text:p>
          <text:p text:style-name="P3">хранилищ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3" draw:id="id9" draw:layer="layout" svg:width="11cm" svg:height="1cm" svg:x="14.5cm" svg:y="28.7cm">
          <text:p text:style-name="P3">Копирование данных в хранилище</text:p>
        </draw:rect>
        <draw:connector draw:style-name="gr9" draw:text-style-name="P5" draw:layer="layout" svg:x1="14.5cm" svg:y1="27.449cm" svg:x2="20cm" svg:y2="28.7cm" draw:start-shape="id8" draw:start-glue-point="7" draw:end-shape="id9" draw:end-glue-point="0">
          <text:p text:style-name="P3">Да</text:p>
          <text:p text:style-name="P3"/>
          <text:p text:style-name="P3"/>
          <text:p text:style-name="P3"/>
          <text:p text:style-name="P3"/>
        </draw:connector>
        <draw:line draw:style-name="gr3" draw:text-style-name="P5" draw:id="id10" draw:layer="layout" svg:x1="4.5cm" svg:y1="31.7cm" svg:x2="14.5cm" svg:y2="31.7cm">
          <text:p text:style-name="P1"/>
        </draw:line>
        <draw:line draw:style-name="gr3" draw:text-style-name="P5" draw:layer="layout" svg:x1="14.5cm" svg:y1="33.2cm" svg:x2="14.5cm" svg:y2="31.7cm">
          <text:p text:style-name="P1"/>
        </draw:line>
        <draw:line draw:style-name="gr3" draw:text-style-name="P5" draw:layer="layout" svg:x1="4.5cm" svg:y1="33.2cm" svg:x2="4.5cm" svg:y2="31.7cm">
          <text:p text:style-name="P1"/>
        </draw:line>
        <draw:line draw:style-name="gr3" draw:text-style-name="P5" draw:layer="layout" svg:x1="4.5cm" svg:y1="33.2cm" svg:x2="6cm" svg:y2="34.2cm">
          <text:p text:style-name="P1"/>
        </draw:line>
        <draw:line draw:style-name="gr3" draw:text-style-name="P5" draw:id="id11" draw:layer="layout" svg:x1="6cm" svg:y1="34.2cm" svg:x2="13cm" svg:y2="34.2cm">
          <text:p text:style-name="P1"/>
        </draw:line>
        <draw:line draw:style-name="gr3" draw:text-style-name="P5" draw:layer="layout" svg:x1="14.5cm" svg:y1="33.2cm" svg:x2="13cm" svg:y2="34.2cm">
          <text:p text:style-name="P1"/>
        </draw:line>
        <draw:frame draw:style-name="gr5" draw:layer="layout" svg:width="1.5cm" svg:height="0.963cm" svg:x="9cm" svg:y="32.2cm">
          <draw:text-box>
            <text:p text:style-name="P1">A2</text:p>
          </draw:text-box>
        </draw:frame>
        <draw:connector draw:style-name="gr6" draw:text-style-name="P5" draw:layer="layout" svg:x1="20cm" svg:y1="29.7cm" svg:x2="9.5cm" svg:y2="31.7cm" draw:start-shape="id9" draw:end-shape="id10" draw:end-glue-point="0">
          <text:p text:style-name="P1"/>
        </draw:connector>
        <draw:connector draw:style-name="gr9" draw:text-style-name="P5" draw:layer="layout" draw:type="line" svg:x1="9.499cm" svg:y1="29.2cm" svg:x2="9.5cm" svg:y2="31.7cm" draw:start-shape="id8" draw:start-glue-point="6" draw:end-shape="id10" draw:end-glue-point="0">
          <text:p text:style-name="P3">Нет <text:s text:c="7"/></text:p>
        </draw:connector>
        <draw:ellipse draw:style-name="gr2" draw:text-style-name="P4" draw:id="id13" draw:layer="layout" svg:width="7cm" svg:height="1.5cm" svg:x="6cm" svg:y="38.1cm">
          <text:p text:style-name="P3"><text:span text:style-name="T2">Конец</text:span></text:p>
        </draw:ellipse>
        <draw:connector draw:style-name="gr6" draw:text-style-name="P5" draw:layer="layout" draw:type="line" svg:x1="9.5cm" svg:y1="34.2cm" svg:x2="9.5cm" svg:y2="35.4cm" draw:start-shape="id11" draw:start-glue-point="0" draw:end-shape="id12" draw:end-glue-point="0">
          <text:p text:style-name="P1"/>
        </draw:connector>
        <draw:connector draw:style-name="gr6" draw:text-style-name="P5" draw:layer="layout" draw:type="line" svg:x1="9.5cm" svg:y1="36.9cm" svg:x2="9.5cm" svg:y2="38.1cm" draw:start-shape="id12" draw:start-glue-point="2" draw:end-shape="id13" draw:end-glue-point="0">
          <text:p text:style-name="P1"/>
        </draw:connector>
        <draw:connector draw:style-name="gr6" draw:text-style-name="P5" draw:layer="layout" draw:type="line" svg:x1="9.5cm" svg:y1="24.5cm" svg:x2="9.499cm" svg:y2="25.7cm" draw:start-shape="id14" draw:start-glue-point="0" draw:end-shape="id8" draw:end-glue-point="4">
          <text:p text:style-name="P1"/>
        </draw:connector>
        <draw:connector draw:style-name="gr6" draw:text-style-name="P5" draw:layer="layout" draw:type="line" svg:x1="9.5cm" svg:y1="20.5cm" svg:x2="9.5cm" svg:y2="22cm" draw:start-shape="id7" draw:start-glue-point="2" draw:end-shape="id15" draw:end-glue-point="0">
          <text:p text:style-name="P1"/>
        </draw:connector>
      </draw:page>
      <draw:page draw:name="page2" draw:style-name="dp1" draw:master-page-name="Обычный">
        <office:forms form:automatic-focus="false" form:apply-design-mode="false"/>
        <draw:frame draw:style-name="gr1" draw:text-style-name="P2" draw:layer="layout" svg:width="16.5cm" svg:height="1cm" svg:x="3cm" svg:y="1cm">
          <draw:text-box>
            <text:p text:style-name="P1"><text:span text:style-name="T1">Приложение 5 Блок-схема основной проверки настроек</text:span></text:p>
          </draw:text-box>
        </draw:frame>
        <draw:ellipse draw:style-name="gr2" draw:text-style-name="P4" draw:layer="layout" svg:width="8cm" svg:height="1cm" svg:x="5.5cm" svg:y="2cm">
          <text:p text:style-name="P3"><text:span text:style-name="T2">Начало</text:span></text:p>
        </draw:ellipse>
        <draw:ellipse draw:style-name="gr2" draw:text-style-name="P4" draw:id="id19" draw:layer="layout" svg:width="8cm" svg:height="1cm" svg:x="5.5cm" svg:y="27cm">
          <text:p text:style-name="P3"><text:span text:style-name="T2">Конец</text:span></text:p>
        </draw:ellipse>
        <draw:custom-shape draw:style-name="gr10" draw:text-style-name="P4" draw:id="id16" draw:layer="layout" svg:width="7.8cm" svg:height="2.5cm" svg:x="5.7cm" svg:y="3.5cm">
          <text:p text:style-name="P3"><text:span text:style-name="T2">Временная </text:span></text:p>
          <text:p text:style-name="P3"><text:span text:style-name="T2">папка не существует </text:span></text:p>
          <text:p text:style-name="P3"><text:span text:style-name="T2">или не задана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id="id17" draw:layer="layout" svg:width="8cm" svg:height="3cm" svg:x="5.6cm" svg:y="6.9cm">
          <text:p text:style-name="P3"><text:span text:style-name="T2">Папка для хранения </text:span></text:p>
          <text:p text:style-name="P3"><text:span text:style-name="T2">резервных копий не существует </text:span></text:p>
          <text:p text:style-name="P3"><text:span text:style-name="T2">или не задан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8cm" svg:height="3cm" svg:x="5.5cm" svg:y="10.5cm">
          <text:p text:style-name="P3"><text:span text:style-name="T2">Временная <text:s/></text:span></text:p>
          <text:p text:style-name="P3"><text:span text:style-name="T2">папка и папка для хранения</text:span></text:p>
          <text:p text:style-name="P3"><text:span text:style-name="T2"><text:s/></text:span><text:span text:style-name="T2">резервных копий </text:span></text:p>
          <text:p text:style-name="P3"><text:span text:style-name="T2">совпадаю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8.5cm" svg:height="3cm" svg:x="5cm" svg:y="14cm">
          <text:p text:style-name="P3"><text:span text:style-name="T2">Заданный </text:span></text:p>
          <text:p text:style-name="P3"><text:span text:style-name="T2">пароль имеет неверную длину </text:span></text:p>
          <text:p text:style-name="P3"><text:span text:style-name="T2">или неправильные </text:span></text:p>
          <text:p text:style-name="P3"><text:span text:style-name="T2">символ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8cm" svg:height="3cm" svg:x="5cm" svg:y="17.5cm">
          <text:p text:style-name="P3"><text:span text:style-name="T2">Объекты </text:span></text:p>
          <text:p text:style-name="P3"><text:span text:style-name="T2">для архивации не </text:span></text:p>
          <text:p text:style-name="P3"><text:span text:style-name="T2">задан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8cm" svg:height="3cm" svg:x="5.1cm" svg:y="21cm">
          <text:p text:style-name="P3"><text:span text:style-name="T2">Заданный файл </text:span></text:p>
          <text:p text:style-name="P3"><text:span text:style-name="T2">лога нельзя создать или </text:span></text:p>
          <text:p text:style-name="P3"><text:span text:style-name="T2">открыт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-1.1cm 3.5cm" svg:x1="5.7cm" svg:y1="4.749cm" svg:x2="9.599cm" svg:y2="6.9cm" draw:start-shape="id16" draw:start-glue-point="5" draw:end-shape="id17" draw:end-glue-point="4">
          <text:p text:style-name="P1"/>
        </draw:connector>
        <draw:frame draw:style-name="gr11" draw:text-style-name="P1" draw:layer="layout" svg:width="2cm" svg:height="0.963cm" svg:x="4cm" svg:y="4cm">
          <draw:text-box>
            <text:p text:style-name="P1">Нет</text:p>
          </draw:text-box>
        </draw:frame>
        <draw:connector draw:style-name="gr6" draw:text-style-name="P5" draw:layer="layout" draw:line-skew="-1.1cm" svg:x1="5.6cm" svg:y1="8.399cm" svg:x2="9.5cm" svg:y2="10.5cm" draw:start-shape="id17" draw:start-glue-point="5">
          <text:p text:style-name="P1"/>
        </draw:connector>
        <draw:rect draw:style-name="gr2" draw:text-style-name="P4" draw:id="id18" draw:layer="layout" svg:width="4.5cm" svg:height="2cm" svg:x="15.2cm" svg:y="23.5cm">
          <text:p text:style-name="P3"><text:span text:style-name="T2">Создание </text:span></text:p>
          <text:p text:style-name="P3"><text:span text:style-name="T2">исключительной <text:s/></text:span></text:p>
          <text:p text:style-name="P3"><text:span text:style-name="T2">ситуации</text:span></text:p>
        </draw:rect>
        <draw:connector draw:style-name="gr6" draw:text-style-name="P5" draw:layer="layout" svg:x1="13.5cm" svg:y1="4.749cm" svg:x2="17.45cm" svg:y2="23.5cm" draw:start-shape="id16" draw:start-glue-point="7" draw:end-shape="id18" draw:end-glue-point="0">
          <text:p text:style-name="P1"/>
        </draw:connector>
        <draw:connector draw:style-name="gr6" draw:text-style-name="P5" draw:layer="layout" draw:line-skew="-0.25cm" svg:x1="17.45cm" svg:y1="25.5cm" svg:x2="9.5cm" svg:y2="27cm" draw:start-shape="id18" draw:start-glue-point="2" draw:end-shape="id19" draw:end-glue-point="0">
          <text:p text:style-name="P1"/>
        </draw:connector>
        <draw:frame draw:style-name="gr11" draw:text-style-name="P1" draw:layer="layout" svg:width="2cm" svg:height="0.963cm" svg:x="4cm" svg:y="7.5cm">
          <draw:text-box>
            <text:p text:style-name="P1">Нет</text:p>
          </draw:text-box>
        </draw:frame>
        <draw:connector draw:style-name="gr6" draw:text-style-name="P5" draw:layer="layout" draw:line-skew="-3.05cm" svg:x1="5.6cm" svg:y1="11.899cm" svg:x2="9.5cm" svg:y2="14cm">
          <text:p text:style-name="P1"/>
        </draw:connector>
        <draw:frame draw:style-name="gr11" draw:text-style-name="P1" draw:layer="layout" svg:width="2cm" svg:height="0.963cm" svg:x="4cm" svg:y="10.7cm">
          <draw:text-box>
            <text:p text:style-name="P1">Нет</text:p>
          </draw:text-box>
        </draw:frame>
        <draw:connector draw:style-name="gr6" draw:text-style-name="P5" draw:layer="layout" draw:line-skew="-3.05cm" svg:x1="5.1cm" svg:y1="15.399cm" svg:x2="9cm" svg:y2="17.5cm">
          <text:p text:style-name="P1"/>
        </draw:connector>
        <draw:frame draw:style-name="gr11" draw:text-style-name="P1" draw:layer="layout" svg:width="2cm" svg:height="0.963cm" svg:x="3.3cm" svg:y="14.2cm">
          <draw:text-box>
            <text:p text:style-name="P1">Нет</text:p>
          </draw:text-box>
        </draw:frame>
        <draw:connector draw:style-name="gr6" draw:text-style-name="P5" draw:layer="layout" draw:line-skew="-2.55cm" svg:x1="5.1cm" svg:y1="18.899cm" svg:x2="9cm" svg:y2="21cm">
          <text:p text:style-name="P1"/>
        </draw:connector>
        <draw:frame draw:style-name="gr11" draw:text-style-name="P1" draw:layer="layout" svg:width="2cm" svg:height="0.963cm" svg:x="3.5cm" svg:y="17.7cm">
          <draw:text-box>
            <text:p text:style-name="P1">Нет</text:p>
          </draw:text-box>
        </draw:frame>
        <draw:frame draw:style-name="gr11" draw:text-style-name="P1" draw:layer="layout" svg:width="2cm" svg:height="0.963cm" svg:x="3.5cm" svg:y="21.5cm">
          <draw:text-box>
            <text:p text:style-name="P1">Нет</text:p>
          </draw:text-box>
        </draw:frame>
        <draw:line draw:style-name="gr3" draw:text-style-name="P5" draw:layer="layout" svg:x1="5cm" svg:y1="22.5cm" svg:x2="3.5cm" svg:y2="22.5cm">
          <text:p text:style-name="P1"/>
        </draw:line>
        <draw:line draw:style-name="gr3" draw:text-style-name="P5" draw:layer="layout" svg:x1="3.5cm" svg:y1="22.5cm" svg:x2="3.5cm" svg:y2="26cm">
          <text:p text:style-name="P1"/>
        </draw:line>
        <draw:line draw:style-name="gr6" draw:text-style-name="P5" draw:layer="layout" svg:x1="3.5cm" svg:y1="26cm" svg:x2="9.5cm" svg:y2="26cm">
          <text:p text:style-name="P1"/>
        </draw:line>
        <draw:line draw:style-name="gr6" draw:text-style-name="P5" draw:layer="layout" svg:x1="13.5cm" svg:y1="8.5cm" svg:x2="17.5cm" svg:y2="8.5cm">
          <text:p text:style-name="P1"/>
        </draw:line>
        <draw:line draw:style-name="gr6" draw:text-style-name="P5" draw:layer="layout" svg:x1="13.5cm" svg:y1="12cm" svg:x2="17.5cm" svg:y2="12cm">
          <text:p text:style-name="P1"/>
        </draw:line>
        <draw:line draw:style-name="gr6" draw:text-style-name="P5" draw:layer="layout" svg:x1="13.5cm" svg:y1="15.5cm" svg:x2="17.5cm" svg:y2="15.5cm">
          <text:p text:style-name="P1"/>
        </draw:line>
        <draw:line draw:style-name="gr6" draw:text-style-name="P5" draw:layer="layout" svg:x1="13cm" svg:y1="19cm" svg:x2="17.5cm" svg:y2="19cm">
          <text:p text:style-name="P1"/>
        </draw:line>
        <draw:line draw:style-name="gr6" draw:text-style-name="P5" draw:layer="layout" svg:x1="13cm" svg:y1="22.5cm" svg:x2="17.5cm" svg:y2="22.5cm">
          <text:p text:style-name="P1"/>
        </draw:line>
        <draw:frame draw:style-name="gr11" draw:text-style-name="P1" draw:layer="layout" svg:width="2cm" svg:height="0.963cm" svg:x="14cm" svg:y="4cm">
          <draw:text-box>
            <text:p text:style-name="P1">Да</text:p>
          </draw:text-box>
        </draw:frame>
        <draw:frame draw:style-name="gr11" draw:text-style-name="P1" draw:layer="layout" svg:width="2cm" svg:height="0.963cm" svg:x="14cm" svg:y="7.5cm">
          <draw:text-box>
            <text:p text:style-name="P1">Да</text:p>
          </draw:text-box>
        </draw:frame>
        <draw:frame draw:style-name="gr11" draw:text-style-name="P1" draw:layer="layout" svg:width="2cm" svg:height="0.963cm" svg:x="14cm" svg:y="11cm">
          <draw:text-box>
            <text:p text:style-name="P1">Да</text:p>
          </draw:text-box>
        </draw:frame>
        <draw:frame draw:style-name="gr11" draw:text-style-name="P1" draw:layer="layout" svg:width="2cm" svg:height="0.963cm" svg:x="14cm" svg:y="14.5cm">
          <draw:text-box>
            <text:p text:style-name="P1">Да</text:p>
          </draw:text-box>
        </draw:frame>
        <draw:frame draw:style-name="gr11" draw:text-style-name="P1" draw:layer="layout" svg:width="2cm" svg:height="0.963cm" svg:x="14cm" svg:y="18cm">
          <draw:text-box>
            <text:p text:style-name="P1">Да</text:p>
          </draw:text-box>
        </draw:frame>
        <draw:frame draw:style-name="gr11" draw:text-style-name="P1" draw:layer="layout" svg:width="2cm" svg:height="0.963cm" svg:x="14cm" svg:y="21.537cm">
          <draw:text-box>
            <text:p text:style-name="P1">Да</text:p>
          </draw:text-box>
        </draw:frame>
        <draw:line draw:style-name="gr6" draw:text-style-name="P5" draw:layer="layout" svg:x1="9.5cm" svg:y1="3cm" svg:x2="9.5cm" svg:y2="3.5cm">
          <text:p text:style-name="P1"/>
        </draw:line>
        <draw:frame draw:style-name="gr12" draw:text-style-name="P6" draw:layer="layout" svg:width="1.5cm" svg:height="0.806cm" svg:x="9cm" svg:y="28cm">
          <draw:text-box>
            <text:p text:style-name="P1"><text:span text:style-name="T2">38</text:span></text:p>
          </draw:text-box>
        </draw:frame>
      </draw:page>
      <draw:page draw:name="page3" draw:style-name="dp1" draw:master-page-name="Обычный">
        <office:forms form:automatic-focus="false" form:apply-design-mode="false"/>
        <draw:ellipse draw:style-name="gr2" draw:text-style-name="P4" draw:layer="layout" svg:width="8cm" svg:height="1cm" svg:x="3cm" svg:y="4cm">
          <text:p text:style-name="P3"><text:span text:style-name="T2">Начало</text:span></text:p>
        </draw:ellipse>
        <draw:frame draw:style-name="gr1" draw:text-style-name="P2" draw:layer="layout" svg:width="16.5cm" svg:height="1.529cm" svg:x="2cm" svg:y="1.5cm">
          <draw:text-box>
            <text:p text:style-name="P1"><text:span text:style-name="T1">Приложение 3 Блок-схема алгоритма действий утилиты ручного резервного копирования по окончании цикла РК</text:span></text:p>
          </draw:text-box>
        </draw:frame>
        <draw:custom-shape draw:style-name="gr8" draw:text-style-name="P3" draw:id="id22" draw:layer="layout" svg:width="7.5cm" svg:height="3.5cm" svg:x="2.5cm" svg:y="5.5cm">
          <text:p text:style-name="P3">Запущена </text:p>
          <text:p text:style-name="P3">в режиме</text:p>
          <text:p text:style-name="P3">поддерж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3" draw:id="id23" draw:layer="layout" svg:width="6.3cm" svg:height="1cm" svg:x="3.1cm" svg:y="10.2cm">
          <text:p text:style-name="P3">Отображение логов</text:p>
        </draw:rect>
        <draw:custom-shape draw:style-name="gr8" draw:text-style-name="P3" draw:id="id20" draw:layer="layout" svg:width="7cm" svg:height="3cm" svg:x="8.5cm" svg:y="12cm">
          <text:p text:style-name="P3">Все </text:p>
          <text:p text:style-name="P3">завершилось без </text:p>
          <text:p text:style-name="P3">ошибо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3" draw:id="id21" draw:layer="layout" svg:width="5.5cm" svg:height="2.5cm" svg:x="9.2cm" svg:y="16.2cm">
          <text:p text:style-name="P3">Выполнение</text:p>
          <text:p text:style-name="P3">запланированного </text:p>
          <text:p text:style-name="P3">события</text:p>
        </draw:rect>
        <draw:connector draw:style-name="gr13" draw:text-style-name="P3" draw:layer="layout" draw:type="line" svg:x1="11.999cm" svg:y1="15cm" svg:x2="11.95cm" svg:y2="16.2cm" draw:start-shape="id20" draw:start-glue-point="6" draw:end-shape="id21" draw:end-glue-point="0">
          <text:p text:style-name="P3">Да <text:s text:c="6"/></text:p>
        </draw:connector>
        <draw:connector draw:style-name="gr13" draw:text-style-name="P3" draw:layer="layout" draw:type="line" svg:x1="6.249cm" svg:y1="9cm" svg:x2="6.25cm" svg:y2="10.2cm" draw:start-shape="id22" draw:start-glue-point="6" draw:end-shape="id23" draw:end-glue-point="0">
          <text:p text:style-name="P3">Да <text:s text:c="5"/></text:p>
        </draw:connector>
        <draw:custom-shape draw:style-name="gr8" draw:text-style-name="P3" draw:id="id25" draw:layer="layout" svg:width="10cm" svg:height="4.5cm" svg:x="12cm" svg:y="19.5cm">
          <text:p text:style-name="P3">Запланированная </text:p>
          <text:p text:style-name="P3">операция приведет к </text:p>
          <text:p text:style-name="P3">завершению сеанса</text:p>
          <text:p text:style-name="P3">пользователя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3" draw:id="id26" draw:layer="layout" svg:width="5cm" svg:height="1.9cm" svg:x="8cm" svg:y="23.6cm">
          <text:p text:style-name="P3">Отображение </text:p>
          <text:p text:style-name="P3">логов</text:p>
        </draw:rect>
        <draw:connector draw:style-name="gr13" draw:text-style-name="P3" draw:layer="layout" svg:x1="10cm" svg:y1="7.249cm" svg:x2="11.999cm" svg:y2="12cm" draw:start-shape="id22" draw:start-glue-point="7" draw:end-shape="id20" draw:end-glue-point="4">
          <text:p text:style-name="P3">Нет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draw:connector>
        <draw:ellipse draw:style-name="gr2" draw:text-style-name="P4" draw:id="id24" draw:layer="layout" svg:width="8cm" svg:height="1cm" svg:x="2.2cm" svg:y="37.8cm">
          <text:p text:style-name="P3"><text:span text:style-name="T2">Конец</text:span></text:p>
        </draw:ellipse>
        <draw:connector draw:style-name="gr14" draw:text-style-name="P5" draw:layer="layout" draw:type="line" svg:x1="6.25cm" svg:y1="11.2cm" svg:x2="6.2cm" svg:y2="37.8cm" draw:start-shape="id23" draw:start-glue-point="2" draw:end-shape="id24" draw:end-glue-point="0">
          <text:p text:style-name="P1"/>
        </draw:connector>
        <draw:connector draw:style-name="gr14" draw:text-style-name="P5" draw:layer="layout" svg:x1="11.95cm" svg:y1="18.7cm" svg:x2="6.245cm" svg:y2="19.209cm" draw:start-shape="id21" draw:start-glue-point="2">
          <text:p text:style-name="P1"/>
        </draw:connector>
        <draw:connector draw:style-name="gr13" draw:text-style-name="P3" draw:layer="layout" svg:x1="15.5cm" svg:y1="13.499cm" svg:x2="17cm" svg:y2="19.5cm" draw:start-shape="id20" draw:start-glue-point="7" draw:end-shape="id25">
          <text:p text:style-name="P3">Нет</text:p>
        </draw:connector>
        <draw:connector draw:style-name="gr13" draw:text-style-name="P3" draw:layer="layout" svg:x1="12cm" svg:y1="21.749cm" svg:x2="10.5cm" svg:y2="23.6cm" draw:start-shape="id25" draw:start-glue-point="5" draw:end-shape="id26">
          <text:p text:style-name="P3">Нет</text:p>
        </draw:connector>
        <draw:connector draw:style-name="gr14" draw:text-style-name="P5" draw:layer="layout" svg:x1="10.5cm" svg:y1="25.5cm" svg:x2="9.75cm" svg:y2="32.5cm" draw:start-shape="id26" draw:start-glue-point="2" draw:end-shape="id27" draw:end-glue-point="0">
          <text:p text:style-name="P1"/>
        </draw:connector>
        <draw:rect draw:style-name="gr7" draw:text-style-name="P3" draw:id="id28" draw:layer="layout" svg:width="10cm" svg:height="4.5cm" svg:x="12cm" svg:y="26.5cm">
          <text:p text:style-name="P3">Создание файла на рабочем </text:p>
          <text:p text:style-name="P3">столе с логом и внесение </text:p>
          <text:p text:style-name="P3">изменений в реестр </text:p>
          <text:p text:style-name="P3">для автозапуска файла</text:p>
          <text:p text:style-name="P3">при входе пользователя в </text:p>
          <text:p text:style-name="P3">систему</text:p>
        </draw:rect>
        <draw:rect draw:style-name="gr7" draw:text-style-name="P3" draw:id="id27" draw:layer="layout" svg:width="5.5cm" svg:height="2.5cm" svg:x="7cm" svg:y="32.5cm">
          <text:p text:style-name="P3">Выполнение</text:p>
          <text:p text:style-name="P3">запланированного </text:p>
          <text:p text:style-name="P3">события</text:p>
        </draw:rect>
        <draw:connector draw:style-name="gr14" draw:text-style-name="P5" draw:layer="layout" svg:x1="9.75cm" svg:y1="35cm" svg:x2="6.204cm" svg:y2="35.52cm" draw:start-shape="id27" draw:start-glue-point="2">
          <text:p text:style-name="P1"/>
        </draw:connector>
        <draw:connector draw:style-name="gr14" draw:text-style-name="P5" draw:layer="layout" svg:x1="17cm" svg:y1="31cm" svg:x2="9.763cm" svg:y2="31.486cm" draw:start-shape="id28" draw:start-glue-point="2">
          <text:p text:style-name="P1"/>
        </draw:connector>
        <draw:connector draw:style-name="gr9" draw:text-style-name="P5" draw:layer="layout" draw:type="line" svg:x1="16.999cm" svg:y1="24cm" svg:x2="17cm" svg:y2="26.5cm" draw:start-shape="id25" draw:start-glue-point="6" draw:end-shape="id28">
          <text:p text:style-name="P3">Да <text:s text:c="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Схемы</dc:title>
    <dc:subject>курсовая работа BUTIL</dc:subject>
    <meta:initial-creator>Сергей Кучук</meta:initial-creator>
    <meta:creation-date>2007-05-16T18:11:59</meta:creation-date>
    <dc:creator>Кучук Александрович</dc:creator>
    <dc:date>2008-05-02T19:03:42</dc:date>
    <meta:editing-cycles>7</meta:editing-cycles>
    <meta:editing-duration>PT2H33M57S</meta:editing-duration>
    <meta:user-defined meta:name="Info 1">Кучук Сергей Александрович</meta:user-defined>
    <meta:user-defined meta:name="Info 2">butil</meta:user-defined>
    <meta:user-defined meta:name="Info 3"/>
    <meta:user-defined meta:name="Info 4"/>
    <meta:document-statistic meta:object-count="114"/>
  </office:meta>
</office:document-meta>
</file>